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Georg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style:font-name="Georgia" fo:font-weight="bold" style:font-weight-asian="bold" style:font-weight-complex="bold" fo:font-size="14pt" style:font-size-asian="14pt" style:font-size-complex="14pt" fo:language="en" fo:country="US"/>
    </style:style>
    <style:style style:name="T4" style:parent-style-name="DefaultParagraphFont" style:family="text">
      <style:text-properties style:font-name="Georgia" fo:font-weight="bold" style:font-weight-asian="bold" style:font-weight-complex="bold" fo:font-size="14pt" style:font-size-asian="14pt" style:font-size-complex="14pt" fo:language="en" fo:country="US"/>
    </style:style>
    <style:style style:name="T5" style:parent-style-name="DefaultParagraphFont" style:family="text">
      <style:text-properties style:font-name="Georgia" fo:font-weight="bold" style:font-weight-asian="bold" style:font-weight-complex="bold" fo:font-size="14pt" style:font-size-asian="14pt" style:font-size-complex="14pt" fo:language="en" fo:country="US"/>
    </style:style>
    <style:style style:name="P6" style:parent-style-name="Normal" style:family="paragraph">
      <style:text-properties style:font-name="Georgia" fo:font-size="12pt" style:font-size-asian="12pt" style:font-size-complex="12pt" fo:language="en" fo:country="US"/>
    </style:style>
    <style:style style:name="P7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8" style:parent-style-name="Normal" style:family="paragraph">
      <style:paragraph-properties fo:margin-left="0.5in">
        <style:tab-stops/>
      </style:paragraph-properties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0" style:parent-style-name="Normal" style:family="paragraph">
      <style:paragraph-properties fo:margin-left="0.5in">
        <style:tab-stops/>
      </style:paragraph-properties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3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onsolas" fo:font-size="12pt" style:font-size-asian="12pt" style:font-size-complex="12pt" fo:language="en" fo:country="US"/>
    </style:style>
    <style:style style:name="P15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1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</style:style>
    <style:style style:name="T18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2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2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onsolas" fo:font-size="12pt" style:font-size-asian="12pt" style:font-size-complex="12pt" fo:language="en" fo:country="US"/>
    </style:style>
    <style:style style:name="P22" style:parent-style-name="Normal" style:family="paragraph">
      <style:text-properties style:font-name="Georgia" fo:font-size="12pt" style:font-size-asian="12pt" style:font-size-complex="12pt" fo:language="en" fo:country="US"/>
    </style:style>
    <style:style style:name="P2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" style:parent-style-name="DefaultParagraphFont" style:family="text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2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2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</style:style>
    <style:style style:name="T27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3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</style:style>
    <style:style style:name="T33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3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3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39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40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41" style:parent-style-name="Normal" style:family="paragraph">
      <style:paragraph-properties fo:margin-left="0.5in">
        <style:tab-stops/>
      </style:paragraph-properties>
    </style:style>
    <style:style style:name="T42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Consolas" style:font-name-asian="Calibri" style:font-name-complex="Calibri" fo:font-size="12pt" style:font-size-asian="12pt" style:font-size-complex="12pt"/>
    </style:style>
    <style:style style:name="T44" style:parent-style-name="DefaultParagraphFont" style:family="text">
      <style:text-properties style:font-name="Consolas" style:font-name-asian="Calibri" style:font-name-complex="Calibri" fo:font-size="12pt" style:font-size-asian="12pt" style:font-size-complex="12pt"/>
    </style:style>
    <style:style style:name="T45" style:parent-style-name="DefaultParagraphFont" style:family="text">
      <style:text-properties style:font-name="Consolas" style:font-name-asian="Calibri" style:font-name-complex="Calibri" fo:font-size="12pt" style:font-size-asian="12pt" style:font-size-complex="12pt"/>
    </style:style>
    <style:style style:name="P46" style:parent-style-name="Normal" style:family="paragraph">
      <style:paragraph-properties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47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48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49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50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51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52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53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54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55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56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57" style:parent-style-name="Normal" style:family="paragraph">
      <style:paragraph-properties fo:margin-left="0.5in">
        <style:tab-stops/>
      </style:paragraph-properties>
    </style:style>
    <style:style style:name="T58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6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6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6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64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65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6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6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6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6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</style:style>
    <style:style style:name="T70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7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7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</style:style>
    <style:style style:name="T74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7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7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78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7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0" style:parent-style-name="DefaultParagraphFont" style:family="text">
      <style:text-properties style:font-name="Georgia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P8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onsolas" fo:font-size="12pt" style:font-size-asian="12pt" style:font-size-complex="12pt" fo:language="en" fo:country="US"/>
    </style:style>
    <style:style style:name="P8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8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onsolas" fo:font-size="12pt" style:font-size-asian="12pt" style:font-size-complex="12pt" fo:language="en" fo:country="US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onsolas" fo:font-size="12pt" style:font-size-asian="12pt" style:font-size-complex="12pt" fo:language="en" fo:country="US"/>
    </style:style>
    <style:style style:name="P8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8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90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91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9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indent="0.5in"/>
      <style:text-properties style:font-name="Consolas" fo:font-size="12pt" style:font-size-asian="12pt" style:font-size-complex="12pt" fo:language="en" fo:country="US"/>
    </style:style>
    <style:style style:name="P9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9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9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97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9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onsolas" fo:font-size="12pt" style:font-size-asian="12pt" style:font-size-complex="12pt" fo:language="en" fo:country="US"/>
    </style:style>
    <style:style style:name="P10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Consolas" fo:font-size="12pt" style:font-size-asian="12pt" style:font-size-complex="12pt" fo:language="en" fo:country="US"/>
    </style:style>
    <style:style style:name="P10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102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103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104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105" style:parent-style-name="Normal" style:family="paragraph">
      <style:paragraph-properties fo:margin-bottom="0in" fo:line-height="100%" fo:margin-left="0.5in">
        <style:tab-stops/>
      </style:paragraph-properties>
    </style:style>
    <style:style style:name="T106" style:parent-style-name="DefaultParagraphFont" style:family="text">
      <style:text-properties style:font-name="Consolas" style:font-name-asian="Calibri" style:font-name-complex="Calibri" fo:font-size="12pt" style:font-size-asian="12pt" style:font-size-complex="12pt"/>
    </style:style>
    <style:style style:name="T107" style:parent-style-name="DefaultParagraphFont" style:family="text">
      <style:text-properties style:font-name="Consolas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108" style:parent-style-name="DefaultParagraphFont" style:family="text">
      <style:text-properties style:font-name="Consolas" style:font-name-asian="Calibri" style:font-name-complex="Calibri" fo:font-size="12pt" style:font-size-asian="12pt" style:font-size-complex="12pt"/>
    </style:style>
    <style:style style:name="P109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110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111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112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113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114" style:parent-style-name="Normal" style:family="paragraph">
      <style:paragraph-properties fo:margin-bottom="0in" fo:line-height="100%" fo:margin-left="0.5in">
        <style:tab-stops/>
      </style:paragraph-properties>
      <style:text-properties style:font-name="Consolas" style:font-name-asian="Calibri" style:font-name-complex="Calibri" fo:font-size="12pt" style:font-size-asian="12pt" style:font-size-complex="12pt"/>
    </style:style>
    <style:style style:name="P115" style:parent-style-name="Normal" style:family="paragraph">
      <style:paragraph-properties fo:margin-bottom="0in" fo:line-height="100%" fo:margin-left="0.5in">
        <style:tab-stops/>
      </style:paragraph-properties>
    </style:style>
    <style:style style:name="T116" style:parent-style-name="DefaultParagraphFont" style:family="text">
      <style:text-properties style:font-name="Consolas" style:font-name-asian="Calibri" style:font-name-complex="Calibri" fo:font-size="12pt" style:font-size-asian="12pt" style:font-size-complex="12pt"/>
    </style:style>
    <style:style style:name="T117" style:parent-style-name="DefaultParagraphFont" style:family="text">
      <style:text-properties style:font-name="Consolas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11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11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12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12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122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123" style:parent-style-name="Normal" style:family="paragraph">
      <style:paragraph-properties fo:text-indent="0.5in"/>
      <style:text-properties style:font-name="Consolas" fo:font-size="12pt" style:font-size-asian="12pt" style:font-size-complex="12pt" fo:language="en" fo:country="US"/>
    </style:style>
    <style:style style:name="P124" style:parent-style-name="Normal" style:family="paragraph">
      <style:paragraph-properties fo:text-indent="0.5in"/>
      <style:text-properties style:font-name="Consolas" fo:font-size="12pt" style:font-size-asian="12pt" style:font-size-complex="12pt" fo:language="en" fo:country="US"/>
    </style:style>
    <style:style style:name="P125" style:parent-style-name="Normal" style:family="paragraph">
      <style:paragraph-properties fo:text-indent="0.5in"/>
      <style:text-properties style:font-name="Consolas" fo:font-size="12pt" style:font-size-asian="12pt" style:font-size-complex="12pt" fo:language="en" fo:country="US"/>
    </style:style>
    <style:style style:name="P126" style:parent-style-name="Normal" style:family="paragraph">
      <style:paragraph-properties fo:text-indent="0.5in"/>
    </style:style>
    <style:style style:name="T127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128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29" style:parent-style-name="Normal" style:family="paragraph">
      <style:paragraph-properties fo:text-indent="0.5in"/>
      <style:text-properties style:font-name="Consolas" fo:font-size="12pt" style:font-size-asian="12pt" style:font-size-complex="12pt" fo:language="en" fo:country="US"/>
    </style:style>
    <style:style style:name="P130" style:parent-style-name="Normal" style:family="paragraph">
      <style:paragraph-properties fo:text-indent="0.5in"/>
      <style:text-properties style:font-name="Consolas" fo:font-size="12pt" style:font-size-asian="12pt" style:font-size-complex="12pt" fo:language="en" fo:country="US"/>
    </style:style>
    <style:style style:name="P131" style:parent-style-name="Normal" style:family="paragraph">
      <style:paragraph-properties fo:text-indent="0.5in"/>
    </style:style>
    <style:style style:name="T132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133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34" style:parent-style-name="Normal" style:family="paragraph">
      <style:text-properties style:font-name="Georgia" fo:font-size="12pt" style:font-size-asian="12pt" style:font-size-complex="12pt" fo:language="en" fo:country="US"/>
    </style:style>
    <style:style style:name="P13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136" style:parent-style-name="Normal" style:family="paragraph">
      <style:text-properties style:font-name="Georgia" fo:font-weight="bold" style:font-weight-asian="bold" style:font-weight-complex="bold" fo:font-size="12pt" style:font-size-asian="12pt" style:font-size-complex="12pt" fo:language="en" fo:country="US"/>
    </style:style>
    <style:style style:name="P137" style:parent-style-name="Normal" style:family="paragraph">
      <style:text-properties style:font-name="Consolas" fo:font-size="12pt" style:font-size-asian="12pt" style:font-size-complex="12pt" fo:language="en" fo:country="US"/>
    </style:style>
    <style:style style:name="P138" style:parent-style-name="Normal" style:family="paragraph">
      <style:paragraph-properties fo:margin-left="0.5in">
        <style:tab-stops/>
      </style:paragraph-properties>
    </style:style>
    <style:style style:name="T139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140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141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142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P143" style:parent-style-name="Normal" style:family="paragraph">
      <style:paragraph-properties fo:margin-left="0.5in">
        <style:tab-stops/>
      </style:paragraph-properties>
      <style:text-properties style:font-name="Consolas" fo:font-size="12pt" style:font-size-asian="12pt" style:font-size-complex="12pt" fo:language="en" fo:country="US"/>
    </style:style>
    <style:style style:name="P144" style:parent-style-name="Normal" style:family="paragraph">
      <style:paragraph-properties fo:margin-left="0.5in">
        <style:tab-stops/>
      </style:paragraph-properties>
    </style:style>
    <style:style style:name="T145" style:parent-style-name="DefaultParagraphFont" style:family="text">
      <style:text-properties style:font-name="Consolas" fo:font-size="12pt" style:font-size-asian="12pt" style:font-size-complex="12pt" fo:language="en" fo:country="US"/>
    </style:style>
    <style:style style:name="T146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T147" style:parent-style-name="DefaultParagraphFont" style:family="text">
      <style:text-properties style:font-name="Consolas" fo:font-weight="bold" style:font-weight-asian="bold" style:font-weight-complex="bold" fo:font-size="12pt" style:font-size-asian="12pt" style:font-size-complex="12pt" fo:language="en" fo:country="US"/>
    </style:style>
    <style:style style:name="P148" style:parent-style-name="Normal" style:family="paragraph">
      <style:text-properties style:font-name="Georgia" fo:font-size="12pt" style:font-size-asian="12pt" style:font-size-complex="12pt" fo:language="en" fo:country="US"/>
    </style:style>
    <style:style style:name="P14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Georgia" fo:font-size="12pt" style:font-size-asian="12pt" style:font-size-complex="12pt" fo:language="en" fo:country="US"/>
    </style:style>
    <style:style style:name="P150" style:parent-style-name="Normal" style:family="paragraph">
      <style:text-properties style:font-name="Georgia" fo:font-size="12pt" style:font-size-asian="12pt" style:font-size-complex="12pt" fo:language="en" fo:country="US"/>
    </style:style>
  </office:automatic-styles>
  <office:body>
    <office:text text:use-soft-page-breaks="true">
      <text:p text:style-name="P1"><text:span text:style-name="T2">Pincher Creek Clinic Pay Period Calculation Instructions</text:span><text:span text:style-name="T3"><text:tab/></text:span><text:span text:style-name="T4">Oct 11</text:span><text:span text:style-name="T5">, 2022</text:span></text:p>
      <text:p text:style-name="P6"/>
      <text:p text:style-name="P7">ENSURE YOU HAVE THE NECESSARY 4 FILES<text:s/>DOWNLOADED</text:p>
      <text:p text:style-name="P8">AP002RS1_BCM_Capitation_Payments.2022-03-31.CSV</text:p>
      <text:p text:style-name="P9">invoices - Mar 2022.csv</text:p>
      <text:p text:style-name="P10">oscarReport - 20220317 - Panel List All.xls</text:p>
      <text:p text:style-name="P11"><text:span text:style-name="T12">oscarReport - Appts List Mar 16-31 2022.xls</text:span></text:p>
      <text:p text:style-name="P13"/>
      <text:p text:style-name="P14"/>
      <text:p text:style-name="P15">TOTAL<text:s/>APPOINTMENTS</text:p>
      <text:p text:style-name="P16">Compare<text:s/>Appts List to the BCM<text:s/>Payment<text:s/>PHNs, adding a<text:s/>BCM MATCH<text:s/>column</text:p>
      <text:p text:style-name="P17"><text:span text:style-name="T18">Save as<text:s/></text:span><text:span text:style-name="T19">Total Appointments Mar 16-31 2022.xlsx</text:span></text:p>
      <text:p text:style-name="P20"/>
      <text:p text:style-name="P21"/>
      <text:p text:style-name="P22"/>
      <text:p text:style-name="P23"><text:span text:style-name="T24">NON-AFFILIATED APPOINTMENTS</text:span></text:p>
      <text:p text:style-name="P25">Remove any<text:s/>rows<text:s/>with<text:s/>matching BCM<text:s/>Payment PHNs<text:s/>and save as:</text:p>
      <text:p text:style-name="P26"><text:span text:style-name="T27">Save as<text:s/></text:span><text:span text:style-name="T28">Non-Affiliated<text:s/></text:span><text:span text:style-name="T29">Appointments</text:span><text:span text:style-name="T30"><text:s/>Mar 16-31 2022.xlsx</text:span></text:p>
      <text:p text:style-name="P31">Remove all rows not matching BCM Payment PHNs and save as:</text:p>
      <text:p text:style-name="P32"><text:span text:style-name="T33">Save as<text:s/></text:span><text:span text:style-name="T34">Affiliated<text:s/></text:span><text:span text:style-name="T35">Appointments</text:span><text:span text:style-name="T36"><text:s/>Mar 16-31 2022.xlsx</text:span></text:p>
      <text:p text:style-name="P37"/>
      <text:p text:style-name="P38"/>
      <text:p text:style-name="P39">TOTAL<text:s/>ER VISITS</text:p>
      <text:p text:style-name="P40">Match<text:s/>the Total Appointments<text:s/>to ClinicAid Invoices in ColD:</text:p>
      <text:p text:style-name="P41"><text:span text:style-name="T42">Inside Invoices, m</text:span><text:span text:style-name="T43">ove<text:s/></text:span><text:span text:style-name="T44">ColAQ Health Number</text:span><text:span text:style-name="T45"><text:s/>to ColB so<text:s/></text:span></text:p>
      <text:p text:style-name="P46">colA=Service Date<text:s/><text:s/>colB=Health Number</text:p>
      <text:p text:style-name="P47"/>
      <text:p text:style-name="P48">Create ColC with formula:</text:p>
      <text:p text:style-name="P49">=CONCAT( TEXT( A2, "yyyy-mm-dd" ) , " ", B2 )</text:p>
      <text:p text:style-name="P50"/>
      <text:p text:style-name="P51">Create ColD with “APPT MATCH” heading</text:p>
      <text:p text:style-name="P52"/>
      <text:p text:style-name="P53">Compare the ER VISITS to the<text:s/>APPT DATE+PHNs<text:s/>in Total Appointments.</text:p>
      <text:p text:style-name="P54"/>
      <text:p text:style-name="P55">Sort<text:s/>Invoices<text:s/>by ColD and any<text:s/>NOT<text:s/>matching are ER VISITS</text:p>
      <text:p text:style-name="P56"/>
      <text:p text:style-name="P57"><text:span text:style-name="T58">Save as<text:s/></text:span><text:span text:style-name="T59">Total E</text:span><text:span text:style-name="T60">R Visits – Mar 16-31 2022.xlsx</text:span></text:p>
      <text:p text:style-name="P61"/>
      <text:p text:style-name="P62"><text:tab/></text:p>
      <text:p text:style-name="P63"/>
      <text:p text:style-name="P64"/>
      <text:p text:style-name="P65">NON-AFFILIATED ER VISITS</text:p>
      <text:p text:style-name="P66">Using Total ER Visits file:</text:p>
      <text:p text:style-name="P67">Change colD heading to BCM MATCH</text:p>
      <text:p text:style-name="P68">Remove any ER VISITS with matching BCM PHNs and save as:</text:p>
      <text:p text:style-name="P69"><text:span text:style-name="T70">Save as<text:s/></text:span><text:span text:style-name="T71">Non-Affiliated ER Visits Mar 16-31 2022.xlsx</text:span></text:p>
      <text:p text:style-name="P72">Remove all rows not<text:s/>matching BCM Payment PHNs and save as:</text:p>
      <text:p text:style-name="P73"><text:span text:style-name="T74">Save as<text:s/></text:span><text:span text:style-name="T75">Affiliated ER Visits Mar 16-31 2022.xlsx</text:span></text:p>
      <text:p text:style-name="P76"/>
      <text:p text:style-name="P77"/>
      <text:p text:style-name="P78">IN-BASKET<text:s/>AFFILIATED<text:s/>ER VISITS</text:p>
      <text:p text:style-name="P79"><text:span text:style-name="T80"><text:tab/></text:span><text:span text:style-name="T81">Using<text:s/></text:span><text:span text:style-name="T82">Affiliated</text:span><text:span text:style-name="T83"><text:s/>ER Visits file:</text:span></text:p>
      <text:p text:style-name="P84"><text:tab/>Add Juno Panels by PHN<text:s/>(Create new colF ‘AFFILIATED’)</text:p>
      <text:p text:style-name="P85">Using<text:s/>Find_Matches_D() macro in excel.</text:p>
      <text:p text:style-name="P86"><text:tab/>Next,<text:s/>Remove<text:s/>invoices<text:s/>with “400020” Facility Number</text:p>
      <text:p text:style-name="P87"><text:tab/>Remove any<text:s/>invoices<text:s/>without “ (BCM) ” contained in provider name</text:p>
      <text:p text:style-name="P88">Remove any<text:s/>invoices<text:s/>for the same patient to same provider on same day</text:p>
      <text:p text:style-name="P89"><text:span text:style-name="T90"><text:tab/></text:span><text:span text:style-name="T91">Save as<text:s/></text:span><text:span text:style-name="T92">In-Basket Affiliated ER Visits Mar 16-31 2022.xlsx</text:span></text:p>
      <text:p text:style-name="P93">Create Continuity and Contribution file<text:s/>with<text:s/>these visits:</text:p>
      <text:p text:style-name="P94">Sort by AFFILIATED, then PROVIDER and fill out To Own and Panel Visits to Another Doctor.</text:p>
      <text:p text:style-name="P95">Next, Sort by PROVIDER, then AFFILIATED and fill out Visits From Other Physician Affiliated Patients.</text:p>
      <text:p text:style-name="P96"><text:span text:style-name="T97"><text:tab/></text:span><text:span text:style-name="T98">Continuity and Contribution – ER – Mar 16-31 2022.xlsx</text:span></text:p>
      <text:p text:style-name="P99"/>
      <text:p text:style-name="P100"/>
      <text:p text:style-name="P101"/>
      <text:p text:style-name="P102">COMPLEXITY</text:p>
      <text:p text:style-name="P103">Using BCM_Capitation_Payments csv starting at Row #71:</text:p>
      <text:p text:style-name="P104"/>
      <text:p text:style-name="P105"><text:span text:style-name="T106">Match Juno Panels into a new column and create pivot table summary using the<text:s/></text:span><text:span text:style-name="T107">Projected Annual Capitation Funding</text:span><text:span text:style-name="T108"><text:s/>amounts per panel</text:span></text:p>
      <text:p text:style-name="P109"/>
      <text:p text:style-name="P110">Insert<text:s/>these columns:<text:s/></text:p>
      <text:p text:style-name="P111">(C) Count of Panel</text:p>
      <text:p text:style-name="P112">(D) Avg.<text:s/>$ / Patient (<text:s/>=B4/C4<text:s/>)</text:p>
      <text:p text:style-name="P113">(E) Complexity<text:s/>%<text:s/>(<text:s/>=D4/$D$15<text:s/>)<text:s text:c="2"/>Avg / Grand Total Avg</text:p>
      <text:p text:style-name="P114"/>
      <text:p text:style-name="P115"><text:span text:style-name="T116">Save as<text:s/></text:span><text:span text:style-name="T117">Complexity Mar 16-31 2022.xlsx</text:span></text:p>
      <text:p text:style-name="P118"/>
      <text:p text:style-name="P119"/>
      <text:p text:style-name="P120"/>
      <text:p text:style-name="P121"/>
      <text:p text:style-name="P122">AFFILIATED NON-BCM<text:s/>APPOINTMENTS</text:p>
      <text:p text:style-name="P123">Using the<text:s/>Affiliated Appointments Mar 16-31 2022.xlsx file:</text:p>
      <text:p text:style-name="P124"/>
      <text:p text:style-name="P125">Allied Health, Locum, Consults all removed into NON-BCM file</text:p>
      <text:p text:style-name="P126"><text:span text:style-name="T127">Save as<text:s/></text:span><text:span text:style-name="T128">Non-BCM Affiliated Appointments Mar 16-31 2022.xlsx</text:span></text:p>
      <text:p text:style-name="P129"/>
      <text:p text:style-name="P130">Remaining<text:s/>rows saved into BCM file</text:p>
      <text:p text:style-name="P131"><text:span text:style-name="T132">Save as<text:s/></text:span><text:span text:style-name="T133">BCM Affiliated Appointments Mar 16-31 2022.xlsx</text:span></text:p>
      <text:p text:style-name="P134"/>
      <text:p text:style-name="P135"/>
      <text:p text:style-name="P136">CONTINUITY &amp; CONTRIBUTION</text:p>
      <text:p text:style-name="P137"><text:tab/></text:p>
      <text:p text:style-name="P138"><text:span text:style-name="T139">Using the<text:s/></text:span><text:span text:style-name="T140">BCM Affiliated Appointments</text:span><text:span text:style-name="T141"><text:s/>Mar 16-31.xlsx</text:span><text:span text:style-name="T142">:</text:span></text:p>
      <text:p text:style-name="P143">Enter “Saw Own” and “Saw Others” counts into Continuity and Contribution</text:p>
      <text:p text:style-name="P144"><text:span text:style-name="T145">Save as<text:s/></text:span><text:span text:style-name="T146">Continuity</text:span><text:span text:style-name="T147"><text:s/>and Contribution Mar 16-31 2022.xlsx</text:span></text:p>
      <text:p text:style-name="P148"/>
      <text:p text:style-name="P149"/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in" fo:margin-left="0.5in" fo:margin-bottom="0.2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ott Gingras</meta:initial-creator>
    <dc:creator>Scott Gingras</dc:creator>
    <meta:creation-date>2023-05-05T01:31:00Z</meta:creation-date>
    <dc:date>2023-05-05T01:31:00Z</dc:date>
    <meta:template xlink:href="Normal.dotm" xlink:type="simple"/>
    <meta:editing-cycles>2</meta:editing-cycles>
    <meta:editing-duration>PT0S</meta:editing-duration>
    <meta:document-statistic meta:page-count="1" meta:paragraph-count="6" meta:word-count="455" meta:character-count="3047" meta:row-count="21" meta:non-whitespace-character-count="2598"/>
  </office:meta>
</office:document-meta>
</file>